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Monaco, 'Lucida Console', 'Liberation Mono', 'DejaVu Sans Mono', 'Bitstream Vera Sans Mono', monospace"/>
    <style:font-face style:name="Lohit Devanagari1" svg:font-family="'Lohit Devanagari'"/>
    <style:font-face style:name="Pt Sans" svg:font-family="'Pt Sans'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0d0d0d" style:font-name="Pt Sans" fo:font-size="19.5pt" fo:letter-spacing="normal" fo:font-style="normal" fo:font-weight="normal" officeooo:paragraph-rsid="00055060"/>
    </style:style>
    <style:style style:name="P2" style:family="paragraph" style:parent-style-name="Heading_20_4">
      <style:text-properties fo:font-variant="normal" fo:text-transform="none" fo:color="#0d0d0d" style:font-name="Pt Sans" fo:font-size="13.5pt" fo:letter-spacing="normal" fo:font-style="normal" fo:font-weight="bold" officeooo:paragraph-rsid="00055060" style:font-weight-asian="bold" style:font-weight-complex="bold"/>
    </style:style>
    <style:style style:name="P3" style:family="paragraph" style:parent-style-name="Heading_20_4">
      <style:paragraph-properties fo:margin-left="0in" fo:margin-right="0in" fo:margin-top="0in" fo:margin-bottom="0in" loext:contextual-spacing="false" fo:line-height="145%" fo:orphans="2" fo:widows="2" fo:text-indent="0in" style:auto-text-indent="false" fo:padding="0in" fo:border="none"/>
      <style:text-properties fo:font-variant="normal" fo:text-transform="none" fo:color="#0d0d0d" style:font-name="Pt Sans" fo:font-size="13.5pt" fo:letter-spacing="normal" fo:font-style="normal" fo:font-weight="bold" officeooo:paragraph-rsid="00055060" style:font-weight-asian="bold" style:font-weight-complex="bold"/>
    </style:style>
    <style:style style:name="P4" style:family="paragraph" style:parent-style-name="Standard">
      <style:text-properties officeooo:paragraph-rsid="00055060"/>
    </style:style>
    <style:style style:name="P5" style:family="paragraph" style:parent-style-name="Standard">
      <style:paragraph-properties>
        <style:tab-stops>
          <style:tab-stop style:position="2.5854in"/>
        </style:tab-stops>
      </style:paragraph-properties>
      <style:text-properties officeooo:paragraph-rsid="00055060"/>
    </style:style>
    <style:style style:name="P6" style:family="paragraph" style:parent-style-name="Text_20_body">
      <style:paragraph-properties fo:margin-left="0in" fo:margin-right="0.1043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055060"/>
    </style:style>
    <style:style style:name="P7" style:family="paragraph" style:parent-style-name="Text_20_body">
      <style:paragraph-properties fo:margin-left="0in" fo:margin-right="0.1043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rsid="001a1d03" officeooo:paragraph-rsid="00055060"/>
    </style:style>
    <style:style style:name="P8" style:family="paragraph" style:parent-style-name="Text_20_body">
      <style:paragraph-properties fo:margin-left="0in" fo:margin-right="0.1043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d0d0d" style:font-name="Pt Sans" fo:font-size="13.5pt" fo:letter-spacing="normal" fo:font-style="normal" fo:font-weight="normal" officeooo:paragraph-rsid="00055060"/>
    </style:style>
    <style:style style:name="T1" style:family="text">
      <style:text-properties officeooo:rsid="001652b0"/>
    </style:style>
    <style:style style:name="T2" style:family="text">
      <style:text-properties fo:font-variant="normal" fo:text-transform="none" fo:color="#0d0d0d" style:font-name="Pt Sans" fo:font-size="13.5pt" fo:letter-spacing="normal" fo:font-style="normal" fo:font-weight="normal"/>
    </style:style>
    <style:style style:name="T3" style:family="text">
      <style:text-properties fo:font-variant="normal" fo:text-transform="none" fo:color="#0d0d0d" style:font-name="Pt Sans" fo:font-size="13.5pt" fo:letter-spacing="normal" fo:font-style="normal" fo:font-weight="normal" officeooo:rsid="0020d6aa"/>
    </style:style>
    <style:style style:name="T4" style:family="text">
      <style:text-properties fo:font-variant="normal" fo:text-transform="none" fo:color="#0d0d0d" style:font-name="Pt Sans" fo:font-size="12.75pt" fo:letter-spacing="normal" fo:font-style="normal" fo:font-weight="normal" loext:padding="0in" loext:border="none"/>
    </style:style>
    <style:style style:name="T5" style:family="text">
      <style:text-properties fo:font-variant="normal" fo:text-transform="none" fo:color="#383a42" style:font-name="Consolas" fo:font-size="12pt" fo:letter-spacing="normal" fo:font-style="normal" fo:font-weight="normal" fo:background-color="#fafafa" loext:char-shading-value="0" loext:padding="0in" loext:border="none"/>
    </style:style>
    <style:style style:name="T6" style:family="text">
      <style:text-properties fo:font-size="12.75pt" loext:padding="0in" loext:border="none"/>
    </style:style>
    <style:style style:name="T7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4">Python:</text:h>
      <text:p text:style-name="P6"><text:span text:style-name="T4">24.</text:span><text:span text:style-name="T2">Python — мова, що інтерпретується чи компілюється?<text:line-break/></text:span><text:span text:style-name="T4">25.</text:span><text:span text:style-name="T2">Які є змінні та незмінні типи даних?<text:line-break/></text:span><text:span text:style-name="T4">26.</text:span><text:span text:style-name="T2">Що таке область видимості змінних?<text:line-break/></text:span><text:span text:style-name="T4">27.</text:span><text:span text:style-name="T2">Що таке introspection?<text:line-break/></text:span><text:span text:style-name="T4">28.</text:span><text:span text:style-name="T2">Різниця між is і ==?<text:line-break/></text:span><text:span text:style-name="T4">29.</text:span><text:span text:style-name="T2">Різниця між __init__() і __new__()?<text:line-break/></text:span><text:span text:style-name="T4">30.</text:span><text:span text:style-name="T2">У чому різниця між потоками та процесами?<text:line-break/></text:span><text:span text:style-name="T4">31.</text:span><text:span text:style-name="T2">Які є види імпорту?<text:line-break/></text:span><text:span text:style-name="T4">32.</text:span><text:span text:style-name="T2">Що таке клас, ітератор, генератор?<text:line-break/></text:span><text:span text:style-name="T4">33.</text:span><text:span text:style-name="T2">Що таке метаклас, змінна циклу?<text:line-break/></text:span><text:span text:style-name="T4">34.</text:span><text:span text:style-name="T2">У чому різниця між ітераторами та генераторами?<text:line-break/></text:span><text:span text:style-name="T4">35.</text:span><text:span text:style-name="T2">У чому різниця між staticmethod та classmethod?<text:line-break/></text:span><text:span text:style-name="T4">36.</text:span><text:span text:style-name="T2">Як працюють декоратори, контекстні менеджери?<text:line-break/></text:span><text:span text:style-name="T4">37.</text:span><text:span text:style-name="T2">Як працюють dict comprehension, list comprehension і set comprehension?<text:line-break/></text:span><text:span text:style-name="T4">38.</text:span><text:span text:style-name="T2">Чи можна використовувати кілька декораторів для однієї функції?<text:line-break/></text:span><text:span text:style-name="T4">39.</text:span><text:span text:style-name="T2">Чи можна створити декоратор з класу?<text:line-break/></text:span><text:span text:style-name="T4">40.</text:span><text:span text:style-name="T2">Які є основні популярні пакети (requests, pytest, etc)?<text:line-break/></text:span><text:span text:style-name="T4">41.</text:span><text:span text:style-name="T2">Що таке lambda-функції?<text:line-break/></text:span><text:span text:style-name="T4">42.</text:span><text:span text:style-name="T2">Що означає *args, **kwargs та як вони використовуються?<text:line-break/></text:span><text:span text:style-name="T4">43.</text:span><text:span text:style-name="T2">Що таке exceptions, </text:span><text:span text:style-name="Source_20_Text"><text:span text:style-name="T5">&lt;try-except&gt;</text:span></text:span><text:span text:style-name="T2">?<text:line-break/></text:span><text:span text:style-name="T4">44.</text:span><text:span text:style-name="T2">Що таке PEP (Python Enhancement Proposal), які з них знаєте (PEP 8, PEP 484)?<text:line-break/></text:span><text:span text:style-name="T4">45.</text:span><text:span text:style-name="T2">Напишіть hello-world сервіс, використовуючи один із фреймворків.<text:line-break/></text:span><text:span text:style-name="T4">46.</text:span><text:span text:style-name="T2">Які є типи даних?<text:line-break/></text:span><text:span text:style-name="T4">47.</text:span><text:span text:style-name="T2">Як використовувати вбудовані колекції (list, set, dictionary)?<text:line-break/></text:span><text:span text:style-name="T4">48.</text:span><text:span text:style-name="T2">У чому полягає складність доступу до елементів dict?<text:line-break/></text:span><text:span text:style-name="T4">49.</text:span><text:span text:style-name="T2">Як створюється об’єкт в Python, для чого __new__, навіщо __init__?<text:line-break/></text:span><text:span text:style-name="T4">50.</text:span><text:span text:style-name="T2">Що знаєте з модуля collections, якими ще built-in модулями користувались?<text:line-break/></text:span><text:span text:style-name="T4">51.</text:span><text:span text:style-name="T2">Що таке шаблонізатор та як у ньому виконувати базові операції (об’єднувати ділянки шаблона, виводити дату, виводити дані з серверного боку)?<text:line-break/></text:span><text:span text:style-name="T4">52.</text:span><text:span text:style-name="T2">Як Python працює з HTTP-сервером?<text:line-break/></text:span><text:span text:style-name="T4">53.</text:span><text:span text:style-name="T2">Що відбувається, коли створюється віртуальне середовище?</text:span></text:p>
      <text:p text:style-name="P7"><text:span text:style-name="T2">54.Що таке логи?</text:span></text:p>
      <text:p text:style-name="P7"><text:soft-page-break/><text:span text:style-name="T2">55. Що таке абстрактний клас?</text:span></text:p>
      <text:p text:style-name="P7"><text:span text:style-name="T3">56. </text:span><text:span text:style-name="T2">Яка різниця між list і tuple, навіщо вони?</text:span></text:p>
      <text:p text:style-name="P4"/>
      <text:p text:style-name="P4"/>
      <text:p text:style-name="P4"/>
      <text:h text:style-name="P2" text:outline-level="4">Алгоритми:</text:h>
      <text:p text:style-name="P8"><text:span text:style-name="T6">59.</text:span>Що таке алгоритми ?<text:line-break/><text:span text:style-name="T6">60.</text:span>Які є базові алгоритми сортування?<text:line-break/><text:span text:style-name="T6">61.</text:span>Що таке Bubble Sort і як це працює?<text:line-break/><text:span text:style-name="T6">62.</text:span>Що таке лінійна складність сортування?</text:p>
      <text:p text:style-name="P4"/>
      <text:p text:style-name="P4"/>
      <text:p text:style-name="P4"/>
      <text:h text:style-name="P1" text:outline-level="2"><text:span text:style-name="T7">Практичні завдання</text:span></text:h>
      <text:p text:style-name="P8"><text:span text:style-name="T6">1.</text:span>Спроєктувати клон Instagram. Це сервіс, який зрозумілий практично будь-якому кандидату, навіть якщо в нього немає акаунту. На високому рівні він дуже простий: картинки, описи, коментарі. Тому щось мінімальне зможе описати й джуніор. Якщо кандидат претендує на вищі позиції, можна нескінченно копати вглиб, торкаючись API, тротлінгу запитів, захисту від фроду, побудови фідів користувача тощо.</text:p>
      <text:p text:style-name="P8"/>
      <text:p text:style-name="P8"><text:span text:style-name="T6">2.</text:span>Дано рекурсивне визначення чисел Фібоначчі, треба написати функцію, яка реалізує це визначення.</text:p>
      <text:p text:style-name="P8"/>
      <text:p text:style-name="P8"><text:span text:style-name="T6">3.</text:span>Є база даних із трьох таблиць— стандартна many-to-many схема. Потрібно написати запит, який об’єднує три таблиці й повертає певний результат.</text:p>
      <text:p text:style-name="P8"/>
      <text:p text:style-name="P8"><text:span text:style-name="T6">4.</text:span>Даємо ТЗ якогось корисного мікросервісу (скорочувалка урлів, пошук дублікатів картинок, пошук тегів у текстах) або функції (rate limiter). Просимо кандидата розповісти, як би він його реалізовував. Це дає та можливість дізнатися, що звик використовувати фахівець, наскільки глибоко він знає і розуміє різні технології.</text:p>
      <text:p text:style-name="P8"/>
      <text:p text:style-name="P8"><text:span text:style-name="T6">5.</text:span>Написати якийсь нескладний декоратор (виводить аргументи функції на екран чи, наприклад, вимірює скільки часу виконувалась функція).</text:p>
      <text:p text:style-name="P8"/>
      <text:p text:style-name="P8"><text:soft-page-break/><text:span text:style-name="T6">6.</text:span>Junior’у можна запропонувати реалізувати задачку FizzBuzz test.</text:p>
      <text:p text:style-name="P4"/>
      <text:p text:style-name="P5"><text:span text:style-name="T1">7. </text:span><text:span text:style-name="T2">Прості задачі на статистику чи логіку. Наприклад, визначити кут між стрілками годинника, що показує 8:40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Monaco, 'Lucida Console', 'Liberation Mono', 'DejaVu Sans Mono', 'Bitstream Vera Sans Mono', monospace"/>
    <style:font-face style:name="Lohit Devanagari1" svg:font-family="'Lohit Devanagari'"/>
    <style:font-face style:name="Pt Sans" svg:font-family="'Pt Sans'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2T01:35:31.119295574</meta:creation-date>
    <dc:date>2022-01-22T01:37:09.650836314</dc:date>
    <meta:editing-duration>PT1M4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3" meta:paragraph-count="15" meta:word-count="418" meta:character-count="3084" meta:non-whitespace-character-count="2680"/>
  </office:meta>
</office:document-meta>
</file>